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roidSansMono1" svg:font-family="DroidSansMono"/>
    <style:font-face style:name="DejaVu Sans1" svg:font-family="'DejaVu Sans'" style:font-pitch="variable"/>
    <style:font-face style:name="DejaVuSans" svg:font-family="DejaVuSans" style:font-pitch="variable"/>
    <style:font-face style:name="DroidSansMono" svg:font-family="DroidSansMono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4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27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843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27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3.80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8.97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6.08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3.04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60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6.54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4.25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1.21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18.7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8.42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8.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8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72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4.3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10.10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6.34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7.13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8.52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1.58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1.38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5.35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0.79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8.5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18.62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10.30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3.25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3.84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2.46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10.98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9.00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55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6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5.03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9.15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1.2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5.03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0.91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9.837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8.69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1.66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1.66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.8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0.98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5.252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75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4.34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9.15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0.297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9.83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8.46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4.11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0.29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7.09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0.06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3.66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3.2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1.60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9.60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4.80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8.23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0.32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3.98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4.215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62cm" fo:min-width="0.55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DejaVuSans1" fo:font-size="8pt" style:font-size-asian="8pt" style:font-name-complex="DejaVuSans1" style:font-size-complex="8pt"/>
    </style:style>
    <style:style style:name="T2" style:family="text">
      <style:text-properties fo:color="#008000" style:text-outline="true" style:font-name="DroidSansMono1" fo:font-size="7.19999980926514pt" style:font-size-asian="7.19999980926514pt" style:font-name-complex="DroidSansMono1" style:font-size-complex="7.19999980926514pt"/>
    </style:style>
    <style:style style:name="T3" style:family="text">
      <style:text-properties fo:color="#000000" style:font-name="DroidSansMono1" fo:font-size="7.19999980926514pt" style:font-size-asian="7.19999980926514pt" style:font-name-complex="DroidSansMono1" style:font-size-complex="7.19999980926514pt"/>
    </style:style>
    <style:style style:name="T4" style:family="text">
      <style:text-properties fo:color="#0000ff" style:text-outline="true" style:font-name="DroidSansMono1" fo:font-size="7.19999980926514pt" style:font-size-asian="7.19999980926514pt" style:font-name-complex="DroidSansMono1" style:font-size-complex="7.19999980926514pt"/>
    </style:style>
    <style:style style:name="T5" style:family="text">
      <style:text-properties fo:color="#666666" style:font-name="DroidSansMono1" fo:font-size="7.19999980926514pt" style:font-size-asian="7.19999980926514pt" style:font-name-complex="DroidSansMono1" style:font-size-complex="7.19999980926514pt"/>
    </style:style>
    <style:style style:name="T6" style:family="text">
      <style:text-properties fo:color="#b00040" style:font-name="DroidSansMono1" fo:font-size="7.19999980926514pt" style:font-size-asian="7.19999980926514pt" style:font-name-complex="DroidSansMono1" style:font-size-complex="7.19999980926514pt"/>
    </style:style>
    <style:style style:name="T7" style:family="text">
      <style:text-properties fo:color="#0000ff" style:font-name="DroidSansMono1" fo:font-size="7.19999980926514pt" style:font-size-asian="7.19999980926514pt" style:font-name-complex="DroidSansMono1" style:font-size-complex="7.19999980926514pt"/>
    </style:style>
    <style:style style:name="T8" style:family="text">
      <style:text-properties fo:color="#7d9029" style:font-name="DroidSansMono1" fo:font-size="7.19999980926514pt" style:font-size-asian="7.19999980926514pt" style:font-name-complex="DroidSansMono1" style:font-size-complex="7.19999980926514pt"/>
    </style:style>
    <style:style style:name="T9" style:family="text">
      <style:text-properties fo:color="#408080" style:font-name="DroidSansMono1" fo:font-size="7.40000009536743pt" style:font-size-asian="7.40000009536743pt" style:font-name-complex="DroidSansMono1" style:font-size-complex="7.40000009536743pt"/>
    </style:style>
    <style:style style:name="T10" style:family="text">
      <style:text-properties fo:color="#008000" style:text-outline="true" style:font-name="DroidSansMono1" fo:font-size="9.39999961853027pt" style:font-size-asian="9.39999961853027pt" style:font-name-complex="DroidSansMono1" style:font-size-complex="9.39999961853027pt"/>
    </style:style>
    <style:style style:name="T11" style:family="text">
      <style:text-properties fo:color="#000000" style:font-name="DroidSansMono1" fo:font-size="9.39999961853027pt" style:font-size-asian="9.39999961853027pt" style:font-name-complex="DroidSansMono1" style:font-size-complex="9.39999961853027pt"/>
    </style:style>
    <style:style style:name="T12" style:family="text">
      <style:text-properties fo:color="#0000ff" style:text-outline="true" style:font-name="DroidSansMono1" fo:font-size="9.39999961853027pt" style:font-size-asian="9.39999961853027pt" style:font-name-complex="DroidSansMono1" style:font-size-complex="9.39999961853027pt"/>
    </style:style>
    <style:style style:name="T13" style:family="text">
      <style:text-properties fo:color="#666666" style:font-name="DroidSansMono1" fo:font-size="9.39999961853027pt" style:font-size-asian="9.39999961853027pt" style:font-name-complex="DroidSansMono1" style:font-size-complex="9.39999961853027pt"/>
    </style:style>
    <style:style style:name="T14" style:family="text">
      <style:text-properties fo:color="#0000ff" style:font-name="DroidSansMono1" fo:font-size="9.39999961853027pt" style:font-size-asian="9.39999961853027pt" style:font-name-complex="DroidSansMono1" style:font-size-complex="9.39999961853027pt"/>
    </style:style>
    <style:style style:name="T15" style:family="text">
      <style:text-properties fo:color="#b00040" style:font-name="DroidSansMono1" fo:font-size="9.39999961853027pt" style:font-size-asian="9.39999961853027pt" style:font-name-complex="DroidSansMono1" style:font-size-complex="9.39999961853027pt"/>
    </style:style>
    <style:style style:name="T16" style:family="text">
      <style:text-properties fo:color="#ba2121" style:font-name="DroidSansMono1" fo:font-size="9.39999961853027pt" style:font-size-asian="9.39999961853027pt" style:font-name-complex="DroidSansMono1" style:font-size-complex="9.39999961853027pt"/>
    </style:style>
    <style:style style:name="T17" style:family="text">
      <style:text-properties fo:color="#7d9029" style:font-name="DroidSansMono1" fo:font-size="9.39999961853027pt" style:font-size-asian="9.39999961853027pt" style:font-name-complex="DroidSansMono1" style:font-size-complex="9.39999961853027pt"/>
    </style:style>
    <style:style style:name="T18" style:family="text">
      <style:text-properties fo:color="#408080" style:font-name="DroidSansMono1" fo:font-size="9.69999980926514pt" style:font-size-asian="9.69999980926514pt" style:font-name-complex="DroidSansMono1" style:font-size-complex="9.69999980926514pt"/>
    </style:style>
    <style:style style:name="T19" style:family="text">
      <style:text-properties fo:color="#008000" style:text-outline="true" style:font-name="DroidSansMono1" fo:font-size="10.8000001907349pt" style:font-size-asian="10.8000001907349pt" style:font-name-complex="DroidSansMono1" style:font-size-complex="10.8000001907349pt"/>
    </style:style>
    <style:style style:name="T20" style:family="text">
      <style:text-properties fo:color="#000000" style:font-name="DroidSansMono1" fo:font-size="10.8000001907349pt" style:font-size-asian="10.8000001907349pt" style:font-name-complex="DroidSansMono1" style:font-size-complex="10.8000001907349pt"/>
    </style:style>
    <style:style style:name="T21" style:family="text">
      <style:text-properties fo:color="#0000ff" style:text-outline="true" style:font-name="DroidSansMono1" fo:font-size="10.8000001907349pt" style:font-size-asian="10.8000001907349pt" style:font-name-complex="DroidSansMono1" style:font-size-complex="10.8000001907349pt"/>
    </style:style>
    <style:style style:name="T22" style:family="text">
      <style:text-properties fo:color="#666666" style:font-name="DroidSansMono1" fo:font-size="10.8000001907349pt" style:font-size-asian="10.8000001907349pt" style:font-name-complex="DroidSansMono1" style:font-size-complex="10.8000001907349pt"/>
    </style:style>
    <style:style style:name="T23" style:family="text">
      <style:text-properties fo:color="#b00040" style:font-name="DroidSansMono1" fo:font-size="10.8000001907349pt" style:font-size-asian="10.8000001907349pt" style:font-name-complex="DroidSansMono1" style:font-size-complex="10.8000001907349pt"/>
    </style:style>
    <style:style style:name="T24" style:family="text">
      <style:text-properties fo:color="#0000ff" style:font-name="DroidSansMono1" fo:font-size="10.8000001907349pt" style:font-size-asian="10.8000001907349pt" style:font-name-complex="DroidSansMono1" style:font-size-complex="10.8000001907349pt"/>
    </style:style>
    <style:style style:name="T25" style:family="text">
      <style:text-properties fo:color="#7d9029" style:font-name="DroidSansMono1" fo:font-size="10.8000001907349pt" style:font-size-asian="10.8000001907349pt" style:font-name-complex="DroidSansMono1" style:font-size-complex="10.8000001907349pt"/>
    </style:style>
    <style:style style:name="T26" style:family="text">
      <style:text-properties fo:color="#408080" style:font-name="DroidSansMono1" fo:font-size="11.1999998092651pt" style:font-size-asian="11.1999998092651pt" style:font-name-complex="DroidSansMono1" style:font-size-complex="11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6.281cm" svg:height="29.739cm" svg:x="0cm" svg:y="0cm" svg:viewBox="0 0 26282 29740" draw:points="0,0 26282,0 26282,29740 0,29740">
          <text:p/>
        </draw:polygon>
        <draw:frame draw:style-name="gr2" draw:layer="layout" svg:width="1.447cm" svg:height="0.564cm" svg:x="0.917cm" svg:y="0.231cm">
          <draw:text-box>
            <text:p text:style-name="P1"><text:span text:style-name="T1">Verkefni 7</text:span></text:p>
          </draw:text-box>
        </draw:frame>
        <draw:frame draw:style-name="gr3" draw:layer="layout" svg:width="6.611cm" svg:height="0.564cm" svg:x="8.24cm" svg:y="0.231cm">
          <draw:text-box>
            <text:p text:style-name="P1"><text:span text:style-name="T1">Rakel María Brynjólfsdóttir</text:span><text:span text:style-name="T1"><text:tab/></text:span><text:span text:style-name="T1">rmb3@hi.is</text:span></text:p>
          </draw:text-box>
        </draw:frame>
        <draw:frame draw:style-name="gr4" draw:layer="layout" svg:width="4.455cm" svg:height="0.564cm" svg:x="0.917cm" svg:y="28.595cm">
          <draw:text-box>
            <text:p text:style-name="P1"><text:span text:style-name="T1">fi le:///t mp /tmpc6 nw2 w.ht ml</text:span></text:p>
          </draw:text-box>
        </draw:frame>
        <draw:polygon draw:style-name="gr1" draw:layer="layout" svg:width="19.014cm" svg:height="5.016cm" svg:x="1.023cm" svg:y="1.023cm" svg:viewBox="0 0 19015 5017" draw:points="0,0 19015,0 19015,5017 0,5017">
          <text:p/>
        </draw:polygon>
        <draw:frame draw:style-name="gr5" draw:layer="layout" svg:width="0.463cm" svg:height="0.564cm" svg:x="19.654cm" svg:y="28.595cm">
          <draw:text-box>
            <text:p text:style-name="P1"><text:span text:style-name="T1">1/1</text:span></text:p>
          </draw:text-box>
        </draw:frame>
        <draw:frame draw:style-name="gr6" draw:layer="layout" svg:width="3.963cm" svg:height="0.507cm" svg:x="1.173cm" svg:y="1.041cm">
          <draw:text-box>
            <text:p text:style-name="P1"><text:span text:style-name="T2">public</text:span><text:span text:style-name="T3"> </text:span><text:span text:style-name="T2">class</text:span><text:span text:style-name="T3"> </text:span><text:span text:style-name="T4">erPythagorsk</text:span><text:span text:style-name="T5">{</text:span></text:p>
          </draw:text-box>
        </draw:frame>
        <draw:frame draw:style-name="gr7" draw:layer="layout" svg:width="9.143cm" svg:height="0.507cm" svg:x="1.173cm" svg:y="1.341cm">
          <draw:text-box>
            <text:p text:style-name="P1"><text:span text:style-name="T3"><text:s text:c="4"/></text:span><text:span text:style-name="T2">public</text:span><text:span text:style-name="T3"> </text:span><text:span text:style-name="T2">static</text:span><text:span text:style-name="T3"> </text:span><text:span text:style-name="T6">boolean</text:span><text:span text:style-name="T3"> </text:span><text:span text:style-name="T7">erPythagorsk</text:span><text:span text:style-name="T5">(</text:span><text:span text:style-name="T6">int</text:span><text:span text:style-name="T3"> a</text:span><text:span text:style-name="T5">,</text:span><text:span text:style-name="T3"> </text:span><text:span text:style-name="T6">int</text:span><text:span text:style-name="T3"> b</text:span><text:span text:style-name="T5">,</text:span><text:span text:style-name="T3"> </text:span><text:span text:style-name="T6">int</text:span><text:span text:style-name="T3"> c</text:span><text:span text:style-name="T5">){</text:span></text:p>
          </draw:text-box>
        </draw:frame>
        <draw:frame draw:style-name="gr8" draw:layer="layout" svg:width="6.245cm" svg:height="0.507cm" svg:x="1.173cm" svg:y="1.642cm">
          <draw:text-box>
            <text:p text:style-name="P1"><text:span text:style-name="T3"><text:s text:c="8"/></text:span><text:span text:style-name="T2">if</text:span><text:span text:style-name="T5">((</text:span><text:span text:style-name="T3">a</text:span><text:span text:style-name="T5">*</text:span><text:span text:style-name="T3">a</text:span><text:span text:style-name="T5">+</text:span><text:span text:style-name="T3">b</text:span><text:span text:style-name="T5">*</text:span><text:span text:style-name="T3">b</text:span><text:span text:style-name="T5">)</text:span><text:span text:style-name="T3"> </text:span><text:span text:style-name="T5">==</text:span><text:span text:style-name="T3"> c</text:span><text:span text:style-name="T5">*</text:span><text:span text:style-name="T3">c</text:span><text:span text:style-name="T5">)</text:span><text:span text:style-name="T3"> </text:span><text:span text:style-name="T2">return</text:span><text:span text:style-name="T3"> </text:span><text:span text:style-name="T2">true</text:span><text:span text:style-name="T5">;</text:span></text:p>
          </draw:text-box>
        </draw:frame>
        <draw:frame draw:style-name="gr9" draw:layer="layout" svg:width="3.201cm" svg:height="0.507cm" svg:x="1.173cm" svg:y="1.943cm">
          <draw:text-box>
            <text:p text:style-name="P1"><text:span text:style-name="T3"><text:s text:c="8"/></text:span><text:span text:style-name="T2">return</text:span><text:span text:style-name="T3"> </text:span><text:span text:style-name="T2">false</text:span><text:span text:style-name="T5">;</text:span></text:p>
          </draw:text-box>
        </draw:frame>
        <draw:frame draw:style-name="gr10" draw:layer="layout" svg:width="0.764cm" svg:height="0.507cm" svg:x="1.173cm" svg:y="2.243cm">
          <draw:text-box>
            <text:p text:style-name="P1"><text:span text:style-name="T3"><text:s text:c="4"/></text:span><text:span text:style-name="T5">}</text:span></text:p>
          </draw:text-box>
        </draw:frame>
        <draw:frame draw:style-name="gr11" draw:layer="layout" svg:width="6.705cm" svg:height="0.507cm" svg:x="1.173cm" svg:y="2.845cm">
          <draw:text-box>
            <text:p text:style-name="P1"><text:span text:style-name="T3"><text:s text:c="4"/></text:span><text:span text:style-name="T2">public</text:span><text:span text:style-name="T3"> </text:span><text:span text:style-name="T2">static</text:span><text:span text:style-name="T3"> </text:span><text:span text:style-name="T6">void</text:span><text:span text:style-name="T3"> </text:span><text:span text:style-name="T7">main</text:span><text:span text:style-name="T5">(</text:span><text:span text:style-name="T3">String</text:span><text:span text:style-name="T5">[]</text:span><text:span text:style-name="T3"> args</text:span><text:span text:style-name="T5">)</text:span><text:span text:style-name="T3"> </text:span><text:span text:style-name="T5">{</text:span></text:p>
          </draw:text-box>
        </draw:frame>
        <draw:frame draw:style-name="gr12" draw:layer="layout" svg:width="4.42cm" svg:height="0.507cm" svg:x="1.173cm" svg:y="3.145cm">
          <draw:text-box>
            <text:p text:style-name="P1"><text:span text:style-name="T3"><text:s text:c="8"/></text:span><text:span text:style-name="T2">if</text:span><text:span text:style-name="T5">(</text:span><text:span text:style-name="T3">args</text:span><text:span text:style-name="T5">.</text:span><text:span text:style-name="T8">length</text:span><text:span text:style-name="T3"> </text:span><text:span text:style-name="T5">==</text:span><text:span text:style-name="T3"> </text:span><text:span text:style-name="T5">3)</text:span><text:span text:style-name="T3"> </text:span></text:p>
          </draw:text-box>
        </draw:frame>
        <draw:frame draw:style-name="gr13" draw:layer="layout" svg:width="1.373cm" svg:height="0.507cm" svg:x="1.173cm" svg:y="3.446cm">
          <draw:text-box>
            <text:p text:style-name="P1"><text:span text:style-name="T3"><text:s text:c="8"/></text:span><text:span text:style-name="T5">{</text:span></text:p>
          </draw:text-box>
        </draw:frame>
        <draw:frame draw:style-name="gr14" draw:layer="layout" svg:width="18.897cm" svg:height="0.507cm" svg:x="1.173cm" svg:y="3.746cm">
          <draw:text-box>
            <text:p text:style-name="P1"><text:span text:style-name="T3"><text:s text:c="12"/></text:span><text:span text:style-name="T3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3">erPythagorsk</text:span><text:span text:style-name="T5">(</text:span><text:span text:style-name="T3">Integer</text:span><text:span text:style-name="T5">.</text:span><text:span text:style-name="T8">parseInt</text:span><text:span text:style-name="T5">(</text:span><text:span text:style-name="T3">args</text:span><text:span text:style-name="T5">[0]),</text:span><text:span text:style-name="T3">Integer</text:span><text:span text:style-name="T5">.</text:span><text:span text:style-name="T8">parseInt</text:span><text:span text:style-name="T5">(</text:span><text:span text:style-name="T3">args</text:span><text:span text:style-name="T5">[1]),</text:span><text:span text:style-name="T3">Integer</text:span><text:span text:style-name="T5">.</text:span><text:span text:style-name="T8">parseInt</text:span><text:span text:style-name="T5">(</text:span><text:span text:style-name="T3">args</text:span><text:span text:style-name="T5">[2])));</text:span></text:p>
          </draw:text-box>
        </draw:frame>
        <draw:frame draw:style-name="gr13" draw:layer="layout" svg:width="1.373cm" svg:height="0.507cm" svg:x="1.173cm" svg:y="4.047cm">
          <draw:text-box>
            <text:p text:style-name="P1"><text:span text:style-name="T3"><text:s text:c="8"/></text:span><text:span text:style-name="T5">}</text:span></text:p>
          </draw:text-box>
        </draw:frame>
        <draw:frame draw:style-name="gr15" draw:layer="layout" svg:width="8.564cm" svg:height="0.507cm" svg:x="1.173cm" svg:y="4.348cm">
          <draw:text-box>
            <text:p text:style-name="P1"><text:span text:style-name="T3"><text:s text:c="8"/></text:span><text:span text:style-name="T3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3">erPythagorsk</text:span><text:span text:style-name="T5">(3,4,5));</text:span><text:span text:style-name="T3"> </text:span><text:span text:style-name="T9">// true</text:span></text:p>
          </draw:text-box>
        </draw:frame>
        <draw:frame draw:style-name="gr16" draw:layer="layout" svg:width="8.721cm" svg:height="0.507cm" svg:x="1.173cm" svg:y="4.648cm">
          <draw:text-box>
            <text:p text:style-name="P1"><text:span text:style-name="T3"><text:s text:c="8"/></text:span><text:span text:style-name="T3">System</text:span><text:span text:style-name="T5">.</text:span><text:span text:style-name="T8">out</text:span><text:span text:style-name="T5">.</text:span><text:span text:style-name="T8">println</text:span><text:span text:style-name="T5">(</text:span><text:span text:style-name="T3">erPythagorsk</text:span><text:span text:style-name="T5">(2,3,4));</text:span><text:span text:style-name="T3"> </text:span><text:span text:style-name="T9">// false</text:span></text:p>
          </draw:text-box>
        </draw:frame>
        <draw:frame draw:style-name="gr10" draw:layer="layout" svg:width="0.764cm" svg:height="0.507cm" svg:x="1.173cm" svg:y="4.949cm">
          <draw:text-box>
            <text:p text:style-name="P1"><text:span text:style-name="T3"><text:s text:c="4"/></text:span><text:span text:style-name="T5">}</text:span></text:p>
          </draw:text-box>
        </draw:frame>
        <draw:frame draw:style-name="gr17" draw:layer="layout" svg:width="0.154cm" svg:height="0.302cm" svg:x="1.173cm" svg:y="5.503cm">
          <draw:text-box>
            <text:p text:style-name="P1"><text:span text:style-name="T5">}</text:span></text:p>
          </draw:text-box>
        </draw:frame>
      </draw:page>
      <draw:page draw:name="page2" draw:style-name="dp1" draw:master-page-name="master-page3">
        <draw:polygon draw:style-name="gr1" draw:layer="layout" svg:width="26.281cm" svg:height="29.739cm" svg:x="0cm" svg:y="0cm" svg:viewBox="0 0 26282 29740" draw:points="0,0 26282,0 26282,29740 0,29740">
          <text:p/>
        </draw:polygon>
        <draw:frame draw:style-name="gr18" draw:layer="layout" svg:width="6.611cm" svg:height="0.564cm" svg:x="8.45cm" svg:y="0.231cm">
          <draw:text-box>
            <text:p text:style-name="P1"><text:span text:style-name="T1">Rakel María Brynjólfsdóttir</text:span><text:span text:style-name="T1"><text:tab/></text:span><text:span text:style-name="T1">rmb3@hi.is</text:span></text:p>
          </draw:text-box>
        </draw:frame>
        <draw:frame draw:style-name="gr19" draw:layer="layout" svg:width="3.812cm" svg:height="0.564cm" svg:x="0.917cm" svg:y="28.595cm">
          <draw:text-box>
            <text:p text:style-name="P1"><text:span text:style-name="T1">file:///tmp/tmpkq77yv.html</text:span></text:p>
          </draw:text-box>
        </draw:frame>
        <draw:polygon draw:style-name="gr1" draw:layer="layout" svg:width="19.014cm" svg:height="9.275cm" svg:x="1.023cm" svg:y="1.023cm" svg:viewBox="0 0 19015 9276" draw:points="0,0 19015,0 19015,9276 0,9276">
          <text:p/>
        </draw:polygon>
        <draw:frame draw:style-name="gr5" draw:layer="layout" svg:width="0.463cm" svg:height="0.564cm" svg:x="19.654cm" svg:y="28.595cm">
          <draw:text-box>
            <text:p text:style-name="P1"><text:span text:style-name="T1">1/1</text:span></text:p>
          </draw:text-box>
        </draw:frame>
        <draw:frame draw:style-name="gr20" draw:layer="layout" svg:width="4.579cm" svg:height="0.66cm" svg:x="1.218cm" svg:y="1.046cm">
          <draw:text-box>
            <text:p text:style-name="P1"><text:span text:style-name="T10">public</text:span><text:span text:style-name="T11"> </text:span><text:span text:style-name="T10">class</text:span><text:span text:style-name="T11"> </text:span><text:span text:style-name="T12">endurtaka</text:span><text:span text:style-name="T13">{</text:span></text:p>
          </draw:text-box>
        </draw:frame>
        <draw:frame draw:style-name="gr21" draw:layer="layout" svg:width="10.35cm" svg:height="0.66cm" svg:x="1.218cm" svg:y="1.438cm">
          <draw:text-box>
            <text:p text:style-name="P1"><text:span text:style-name="T11"><text:s text:c="4"/></text:span><text:span text:style-name="T10">public</text:span><text:span text:style-name="T11"> </text:span><text:span text:style-name="T10">static</text:span><text:span text:style-name="T11"> String </text:span><text:span text:style-name="T14">endurtaka</text:span><text:span text:style-name="T13">(</text:span><text:span text:style-name="T11">String a</text:span><text:span text:style-name="T13">,</text:span><text:span text:style-name="T11"> </text:span><text:span text:style-name="T15">int</text:span><text:span text:style-name="T11"> b</text:span><text:span text:style-name="T13">){</text:span></text:p>
          </draw:text-box>
        </draw:frame>
        <draw:frame draw:style-name="gr22" draw:layer="layout" svg:width="6.568cm" svg:height="0.66cm" svg:x="1.218cm" svg:y="1.829cm">
          <draw:text-box>
            <text:p text:style-name="P1"><text:span text:style-name="T11"><text:s text:c="8"/></text:span><text:span text:style-name="T11">String endurtekning </text:span><text:span text:style-name="T13">=</text:span><text:span text:style-name="T11"> </text:span><text:span text:style-name="T16">""</text:span><text:span text:style-name="T13">;</text:span></text:p>
          </draw:text-box>
        </draw:frame>
        <draw:frame draw:style-name="gr23" draw:layer="layout" svg:width="7.365cm" svg:height="0.66cm" svg:x="1.218cm" svg:y="2.221cm">
          <draw:text-box>
            <text:p text:style-name="P1"><text:span text:style-name="T11"><text:s text:c="8"/></text:span><text:span text:style-name="T10">for</text:span><text:span text:style-name="T11"> </text:span><text:span text:style-name="T13">(</text:span><text:span text:style-name="T15">int</text:span><text:span text:style-name="T11"> i </text:span><text:span text:style-name="T13">=</text:span><text:span text:style-name="T11"> </text:span><text:span text:style-name="T13">0;</text:span><text:span text:style-name="T11"> i </text:span><text:span text:style-name="T13">&lt;</text:span><text:span text:style-name="T11"> b</text:span><text:span text:style-name="T13">;</text:span><text:span text:style-name="T11"> i</text:span><text:span text:style-name="T13">++)</text:span><text:span text:style-name="T11"> </text:span><text:span text:style-name="T13">{</text:span></text:p>
          </draw:text-box>
        </draw:frame>
        <draw:frame draw:style-name="gr24" draw:layer="layout" svg:width="8.758cm" svg:height="0.66cm" svg:x="1.218cm" svg:y="2.612cm">
          <draw:text-box>
            <text:p text:style-name="P1"><text:span text:style-name="T11"><text:s text:c="12"/></text:span><text:span text:style-name="T11">endurtekning </text:span><text:span text:style-name="T13">=</text:span><text:span text:style-name="T11"> endurtekning </text:span><text:span text:style-name="T13">+</text:span><text:span text:style-name="T11"> a</text:span><text:span text:style-name="T13">;</text:span></text:p>
          </draw:text-box>
        </draw:frame>
        <draw:frame draw:style-name="gr25" draw:layer="layout" svg:width="1.793cm" svg:height="0.66cm" svg:x="1.218cm" svg:y="3.004cm">
          <draw:text-box>
            <text:p text:style-name="P1"><text:span text:style-name="T11"><text:s text:c="8"/></text:span><text:span text:style-name="T13">}</text:span></text:p>
          </draw:text-box>
        </draw:frame>
        <draw:frame draw:style-name="gr26" draw:layer="layout" svg:width="1.594cm" svg:height="0.66cm" svg:x="1.218cm" svg:y="3.396cm">
          <draw:text-box>
            <text:p text:style-name="P1"><text:span text:style-name="T11"><text:s text:c="8"/></text:span></text:p>
          </draw:text-box>
        </draw:frame>
        <draw:frame draw:style-name="gr27" draw:layer="layout" svg:width="5.574cm" svg:height="0.66cm" svg:x="1.218cm" svg:y="3.787cm">
          <draw:text-box>
            <text:p text:style-name="P1"><text:span text:style-name="T11"><text:s text:c="8"/></text:span><text:span text:style-name="T10">return</text:span><text:span text:style-name="T11"> endurtekning</text:span><text:span text:style-name="T13">;</text:span></text:p>
          </draw:text-box>
        </draw:frame>
        <draw:frame draw:style-name="gr28" draw:layer="layout" svg:width="0.997cm" svg:height="0.66cm" svg:x="1.218cm" svg:y="4.179cm">
          <draw:text-box>
            <text:p text:style-name="P1"><text:span text:style-name="T11"><text:s text:c="4"/></text:span><text:span text:style-name="T13">}</text:span></text:p>
          </draw:text-box>
        </draw:frame>
        <draw:frame draw:style-name="gr29" draw:layer="layout" svg:width="8.758cm" svg:height="0.66cm" svg:x="1.218cm" svg:y="4.962cm">
          <draw:text-box>
            <text:p text:style-name="P1"><text:span text:style-name="T11"><text:s text:c="4"/></text:span><text:span text:style-name="T10">public</text:span><text:span text:style-name="T11"> </text:span><text:span text:style-name="T10">static</text:span><text:span text:style-name="T11"> </text:span><text:span text:style-name="T15">void</text:span><text:span text:style-name="T11"> </text:span><text:span text:style-name="T14">main</text:span><text:span text:style-name="T13">(</text:span><text:span text:style-name="T11">String</text:span><text:span text:style-name="T13">[]</text:span><text:span text:style-name="T11"> args</text:span><text:span text:style-name="T13">)</text:span><text:span text:style-name="T11"> </text:span><text:span text:style-name="T13">{</text:span></text:p>
          </draw:text-box>
        </draw:frame>
        <draw:frame draw:style-name="gr30" draw:layer="layout" svg:width="18.907cm" svg:height="0.66cm" svg:x="1.218cm" svg:y="5.353cm">
          <draw:text-box>
            <text:p text:style-name="P1"><text:span text:style-name="T11"><text:s text:c="8"/></text:span><text:span text:style-name="T10">if</text:span><text:span text:style-name="T13">(</text:span><text:span text:style-name="T11">args</text:span><text:span text:style-name="T13">.</text:span><text:span text:style-name="T17">length</text:span><text:span text:style-name="T11"> </text:span><text:span text:style-name="T13">==</text:span><text:span text:style-name="T11"> </text:span><text:span text:style-name="T13">2)</text:span><text:span text:style-name="T11"> System</text:span><text:span text:style-name="T13">.</text:span><text:span text:style-name="T17">out</text:span><text:span text:style-name="T13">.</text:span><text:span text:style-name="T17">println</text:span><text:span text:style-name="T13">(</text:span><text:span text:style-name="T11">endurtaka</text:span><text:span text:style-name="T13">(</text:span><text:span text:style-name="T11">args</text:span><text:span text:style-name="T13">[0],</text:span><text:span text:style-name="T11"> Integer</text:span><text:span text:style-name="T13">.</text:span><text:span text:style-name="T17">parseInt</text:span><text:span text:style-name="T13">(</text:span><text:span text:style-name="T11">args</text:span><text:span text:style-name="T13">[1])));</text:span></text:p>
          </draw:text-box>
        </draw:frame>
        <draw:frame draw:style-name="gr31" draw:layer="layout" svg:width="10.549cm" svg:height="0.66cm" svg:x="1.218cm" svg:y="5.745cm">
          <draw:text-box>
            <text:p text:style-name="P1"><text:span text:style-name="T11"><text:s text:c="8"/></text:span><text:span text:style-name="T10">else</text:span><text:span text:style-name="T11"> System</text:span><text:span text:style-name="T13">.</text:span><text:span text:style-name="T17">out</text:span><text:span text:style-name="T13">.</text:span><text:span text:style-name="T17">println</text:span><text:span text:style-name="T13">(</text:span><text:span text:style-name="T11">endurtaka</text:span><text:span text:style-name="T13">(</text:span><text:span text:style-name="T16">"abc"</text:span><text:span text:style-name="T13">,5));;</text:span></text:p>
          </draw:text-box>
        </draw:frame>
        <draw:frame draw:style-name="gr28" draw:layer="layout" svg:width="0.997cm" svg:height="0.66cm" svg:x="1.218cm" svg:y="6.136cm">
          <draw:text-box>
            <text:p text:style-name="P1"><text:span text:style-name="T11"><text:s text:c="4"/></text:span><text:span text:style-name="T13">}</text:span></text:p>
          </draw:text-box>
        </draw:frame>
        <draw:frame draw:style-name="gr32" draw:layer="layout" svg:width="0.201cm" svg:height="0.39cm" svg:x="1.218cm" svg:y="6.858cm">
          <draw:text-box>
            <text:p text:style-name="P1"><text:span text:style-name="T13">}</text:span></text:p>
          </draw:text-box>
        </draw:frame>
        <draw:frame draw:style-name="gr33" draw:layer="layout" svg:width="3.456cm" svg:height="0.66cm" svg:x="1.212cm" svg:y="7.311cm">
          <draw:text-box>
            <text:p text:style-name="P1"><text:span text:style-name="T18">//abcabcabcabcabc</text:span></text:p>
          </draw:text-box>
        </draw:frame>
        <draw:frame draw:style-name="gr34" draw:layer="layout" svg:width="4.066cm" svg:height="0.66cm" svg:x="1.212cm" svg:y="7.703cm">
          <draw:text-box>
            <text:p text:style-name="P1"><text:span text:style-name="T18">//[Finished in 1.2s]</text:span></text:p>
          </draw:text-box>
        </draw:frame>
        <draw:frame draw:style-name="gr35" draw:layer="layout" svg:width="2.644cm" svg:height="0.66cm" svg:x="1.212cm" svg:y="8.486cm">
          <draw:text-box>
            <text:p text:style-name="P1"><text:span text:style-name="T18">//ur terminal</text:span></text:p>
          </draw:text-box>
        </draw:frame>
        <draw:frame draw:style-name="gr36" draw:layer="layout" svg:width="11.381cm" svg:height="0.66cm" svg:x="1.212cm" svg:y="8.877cm">
          <draw:text-box>
            <text:p text:style-name="P1"><text:span text:style-name="T18">//rakel@rakel ~/verkefni7 $ java endurtaka abrakadabra 4</text:span></text:p>
          </draw:text-box>
        </draw:frame>
        <draw:frame draw:style-name="gr37" draw:layer="layout" svg:width="9.349cm" svg:height="0.66cm" svg:x="1.212cm" svg:y="9.269cm">
          <draw:text-box>
            <text:p text:style-name="P1"><text:span text:style-name="T18">//abrakadabraabrakadabraabrakadabraabrakadabra</text:span></text:p>
          </draw:text-box>
        </draw:frame>
      </draw:page>
      <draw:page draw:name="page3" draw:style-name="dp1" draw:master-page-name="master-page3">
        <draw:polygon draw:style-name="gr1" draw:layer="layout" svg:width="26.281cm" svg:height="29.739cm" svg:x="0cm" svg:y="0cm" svg:viewBox="0 0 26282 29740" draw:points="0,0 26282,0 26282,29740 0,29740">
          <text:p/>
        </draw:polygon>
        <draw:frame draw:style-name="gr38" draw:layer="layout" svg:width="6.611cm" svg:height="0.564cm" svg:x="8.6cm" svg:y="0.231cm">
          <draw:text-box>
            <text:p text:style-name="P1"><text:span text:style-name="T1">Rakel María Brynjólfsdóttir</text:span><text:span text:style-name="T1"><text:tab/></text:span><text:span text:style-name="T1">rmb3@hi.is</text:span></text:p>
          </draw:text-box>
        </draw:frame>
        <draw:frame draw:style-name="gr39" draw:layer="layout" svg:width="3.74cm" svg:height="0.564cm" svg:x="0.917cm" svg:y="28.595cm">
          <draw:text-box>
            <text:p text:style-name="P1"><text:span text:style-name="T1">file:///tmp/tmpe4jxkb.html</text:span></text:p>
          </draw:text-box>
        </draw:frame>
        <draw:polygon draw:style-name="gr1" draw:layer="layout" svg:width="19.014cm" svg:height="7.091cm" svg:x="1.023cm" svg:y="1.023cm" svg:viewBox="0 0 19015 7092" draw:points="0,0 19015,0 19015,7092 0,7092">
          <text:p/>
        </draw:polygon>
        <draw:frame draw:style-name="gr5" draw:layer="layout" svg:width="0.463cm" svg:height="0.564cm" svg:x="19.654cm" svg:y="28.595cm">
          <draw:text-box>
            <text:p text:style-name="P1"><text:span text:style-name="T1">1/1</text:span></text:p>
          </draw:text-box>
        </draw:frame>
        <draw:frame draw:style-name="gr40" draw:layer="layout" svg:width="5.261cm" svg:height="0.762cm" svg:x="1.249cm" svg:y="1.05cm">
          <draw:text-box>
            <text:p text:style-name="P1"><text:span text:style-name="T19">public</text:span><text:span text:style-name="T20"> </text:span><text:span text:style-name="T19">class</text:span><text:span text:style-name="T20"> </text:span><text:span text:style-name="T21">veljaEitt</text:span><text:span text:style-name="T22">{</text:span></text:p>
          </draw:text-box>
        </draw:frame>
        <draw:frame draw:style-name="gr41" draw:layer="layout" svg:width="9.376cm" svg:height="0.762cm" svg:x="1.249cm" svg:y="1.502cm">
          <draw:text-box>
            <text:p text:style-name="P1"><text:span text:style-name="T20"><text:s text:c="4"/></text:span><text:span text:style-name="T19">public</text:span><text:span text:style-name="T20"> </text:span><text:span text:style-name="T19">static</text:span><text:span text:style-name="T20"> </text:span><text:span text:style-name="T23">int</text:span><text:span text:style-name="T20"> </text:span><text:span text:style-name="T24">veljaEitt</text:span><text:span text:style-name="T22">(</text:span><text:span text:style-name="T23">int</text:span><text:span text:style-name="T22">[]</text:span><text:span text:style-name="T20"> a</text:span><text:span text:style-name="T22">){</text:span></text:p>
          </draw:text-box>
        </draw:frame>
        <draw:frame draw:style-name="gr42" draw:layer="layout" svg:width="11.437cm" svg:height="0.762cm" svg:x="1.249cm" svg:y="1.954cm">
          <draw:text-box>
            <text:p text:style-name="P1"><text:span text:style-name="T20"><text:s text:c="8"/></text:span><text:span text:style-name="T23">int</text:span><text:span text:style-name="T20"> rand </text:span><text:span text:style-name="T22">=</text:span><text:span text:style-name="T20"> </text:span><text:span text:style-name="T22">(</text:span><text:span text:style-name="T23">int</text:span><text:span text:style-name="T22">)</text:span><text:span text:style-name="T20"> </text:span><text:span text:style-name="T22">(</text:span><text:span text:style-name="T20">Math</text:span><text:span text:style-name="T22">.</text:span><text:span text:style-name="T25">random</text:span><text:span text:style-name="T22">()*</text:span><text:span text:style-name="T20">a</text:span><text:span text:style-name="T22">.</text:span><text:span text:style-name="T25">length</text:span><text:span text:style-name="T22">);</text:span></text:p>
          </draw:text-box>
        </draw:frame>
        <draw:frame draw:style-name="gr43" draw:layer="layout" svg:width="5.26cm" svg:height="0.762cm" svg:x="1.249cm" svg:y="2.406cm">
          <draw:text-box>
            <text:p text:style-name="P1"><text:span text:style-name="T20"><text:s text:c="8"/></text:span><text:span text:style-name="T19">return</text:span><text:span text:style-name="T20"> a</text:span><text:span text:style-name="T22">[</text:span><text:span text:style-name="T20">rand</text:span><text:span text:style-name="T22">];</text:span></text:p>
          </draw:text-box>
        </draw:frame>
        <draw:frame draw:style-name="gr44" draw:layer="layout" svg:width="1.145cm" svg:height="0.762cm" svg:x="1.249cm" svg:y="2.858cm">
          <draw:text-box>
            <text:p text:style-name="P1"><text:span text:style-name="T20"><text:s text:c="4"/></text:span><text:span text:style-name="T22">}</text:span></text:p>
          </draw:text-box>
        </draw:frame>
        <draw:frame draw:style-name="gr45" draw:layer="layout" svg:width="10.063cm" svg:height="0.762cm" svg:x="1.249cm" svg:y="3.762cm">
          <draw:text-box>
            <text:p text:style-name="P1"><text:span text:style-name="T20"><text:s text:c="4"/></text:span><text:span text:style-name="T19">public</text:span><text:span text:style-name="T20"> </text:span><text:span text:style-name="T19">static</text:span><text:span text:style-name="T20"> </text:span><text:span text:style-name="T23">void</text:span><text:span text:style-name="T20"> </text:span><text:span text:style-name="T24">main</text:span><text:span text:style-name="T22">(</text:span><text:span text:style-name="T20">String</text:span><text:span text:style-name="T22">[]</text:span><text:span text:style-name="T20"> args</text:span><text:span text:style-name="T22">)</text:span><text:span text:style-name="T20"> </text:span><text:span text:style-name="T22">{</text:span></text:p>
          </draw:text-box>
        </draw:frame>
        <draw:frame draw:style-name="gr46" draw:layer="layout" svg:width="8.92cm" svg:height="0.762cm" svg:x="1.249cm" svg:y="4.214cm">
          <draw:text-box>
            <text:p text:style-name="P1"><text:span text:style-name="T20"><text:s text:c="8"/></text:span><text:span text:style-name="T23">int</text:span><text:span text:style-name="T22">[]</text:span><text:span text:style-name="T20"> randArray </text:span><text:span text:style-name="T22">=</text:span><text:span text:style-name="T20"> </text:span><text:span text:style-name="T19">new</text:span><text:span text:style-name="T20"> </text:span><text:span text:style-name="T23">int</text:span><text:span text:style-name="T22">[100];</text:span></text:p>
          </draw:text-box>
        </draw:frame>
        <draw:frame draw:style-name="gr47" draw:layer="layout" svg:width="11.894cm" svg:height="0.762cm" svg:x="1.249cm" svg:y="4.666cm">
          <draw:text-box>
            <text:p text:style-name="P1"><text:span text:style-name="T20"><text:s text:c="8"/></text:span><text:span text:style-name="T19">for</text:span><text:span text:style-name="T20"> </text:span><text:span text:style-name="T22">(</text:span><text:span text:style-name="T23">int</text:span><text:span text:style-name="T20"> i </text:span><text:span text:style-name="T22">=</text:span><text:span text:style-name="T20"> </text:span><text:span text:style-name="T22">0;</text:span><text:span text:style-name="T20"> i </text:span><text:span text:style-name="T22">&lt;</text:span><text:span text:style-name="T20"> randArray</text:span><text:span text:style-name="T22">.</text:span><text:span text:style-name="T25">length</text:span><text:span text:style-name="T22">;</text:span><text:span text:style-name="T20"> i</text:span><text:span text:style-name="T22">++)</text:span><text:span text:style-name="T20"> </text:span><text:span text:style-name="T22">{</text:span></text:p>
          </draw:text-box>
        </draw:frame>
        <draw:frame draw:style-name="gr48" draw:layer="layout" svg:width="11.893cm" svg:height="0.762cm" svg:x="1.249cm" svg:y="5.119cm">
          <draw:text-box>
            <text:p text:style-name="P1"><text:span text:style-name="T20"><text:s text:c="12"/></text:span><text:span text:style-name="T20">randArray</text:span><text:span text:style-name="T22">[</text:span><text:span text:style-name="T20">i</text:span><text:span text:style-name="T22">]</text:span><text:span text:style-name="T20"> </text:span><text:span text:style-name="T22">=</text:span><text:span text:style-name="T20"> </text:span><text:span text:style-name="T22">(</text:span><text:span text:style-name="T23">int</text:span><text:span text:style-name="T22">)</text:span><text:span text:style-name="T20"> </text:span><text:span text:style-name="T22">(</text:span><text:span text:style-name="T20">Math</text:span><text:span text:style-name="T22">.</text:span><text:span text:style-name="T25">random</text:span><text:span text:style-name="T22">()*10);</text:span></text:p>
          </draw:text-box>
        </draw:frame>
        <draw:frame draw:style-name="gr49" draw:layer="layout" svg:width="2.06cm" svg:height="0.762cm" svg:x="1.249cm" svg:y="5.571cm">
          <draw:text-box>
            <text:p text:style-name="P1"><text:span text:style-name="T20"><text:s text:c="8"/></text:span><text:span text:style-name="T22">}</text:span></text:p>
          </draw:text-box>
        </draw:frame>
        <draw:frame draw:style-name="gr50" draw:layer="layout" svg:width="11.205cm" svg:height="0.762cm" svg:x="1.249cm" svg:y="6.023cm">
          <draw:text-box>
            <text:p text:style-name="P1"><text:span text:style-name="T20"><text:s text:c="8"/></text:span><text:span text:style-name="T20">System</text:span><text:span text:style-name="T22">.</text:span><text:span text:style-name="T25">out</text:span><text:span text:style-name="T22">.</text:span><text:span text:style-name="T25">println</text:span><text:span text:style-name="T22">(</text:span><text:span text:style-name="T20">veljaEitt</text:span><text:span text:style-name="T22">(</text:span><text:span text:style-name="T20">randArray</text:span><text:span text:style-name="T22">));</text:span></text:p>
          </draw:text-box>
        </draw:frame>
        <draw:frame draw:style-name="gr44" draw:layer="layout" svg:width="1.145cm" svg:height="0.762cm" svg:x="1.249cm" svg:y="6.475cm">
          <draw:text-box>
            <text:p text:style-name="P1"><text:span text:style-name="T20"><text:s text:c="4"/></text:span><text:span text:style-name="T22">}</text:span></text:p>
          </draw:text-box>
        </draw:frame>
        <draw:frame draw:style-name="gr51" draw:layer="layout" svg:width="0.231cm" svg:height="0.45cm" svg:x="1.249cm" svg:y="7.308cm">
          <draw:text-box>
            <text:p text:style-name="P1"><text:span text:style-name="T22">}</text:span></text:p>
          </draw:text-box>
        </draw:frame>
      </draw:page>
      <draw:page draw:name="page4" draw:style-name="dp1" draw:master-page-name="master-page3">
        <draw:polygon draw:style-name="gr1" draw:layer="layout" svg:width="26.281cm" svg:height="29.739cm" svg:x="0cm" svg:y="0cm" svg:viewBox="0 0 26282 29740" draw:points="0,0 26282,0 26282,29740 0,29740">
          <text:p/>
        </draw:polygon>
        <draw:frame draw:style-name="gr52" draw:layer="layout" svg:width="6.611cm" svg:height="0.564cm" svg:x="8.752cm" svg:y="0.231cm">
          <draw:text-box>
            <text:p text:style-name="P1"><text:span text:style-name="T1">Rakel María Brynjólfsdóttir</text:span><text:span text:style-name="T1"><text:tab/></text:span><text:span text:style-name="T1">rmb3@hi.is</text:span></text:p>
          </draw:text-box>
        </draw:frame>
        <draw:frame draw:style-name="gr53" draw:layer="layout" svg:width="3.863cm" svg:height="0.564cm" svg:x="0.917cm" svg:y="28.595cm">
          <draw:text-box>
            <text:p text:style-name="P1"><text:span text:style-name="T1">file:///tmp/tmp7o0a66.html</text:span></text:p>
          </draw:text-box>
        </draw:frame>
        <draw:polygon draw:style-name="gr1" draw:layer="layout" svg:width="19.014cm" svg:height="25.174cm" svg:x="1.023cm" svg:y="1.023cm" svg:viewBox="0 0 19015 25175" draw:points="0,0 19015,0 19015,25175 0,25175">
          <text:p/>
        </draw:polygon>
        <draw:frame draw:style-name="gr5" draw:layer="layout" svg:width="0.463cm" svg:height="0.564cm" svg:x="19.654cm" svg:y="28.595cm">
          <draw:text-box>
            <text:p text:style-name="P1"><text:span text:style-name="T1">1/1</text:span></text:p>
          </draw:text-box>
        </draw:frame>
        <draw:frame draw:style-name="gr54" draw:layer="layout" svg:width="4.576cm" svg:height="0.762cm" svg:x="1.249cm" svg:y="1.05cm">
          <draw:text-box>
            <text:p text:style-name="P1"><text:span text:style-name="T19">public</text:span><text:span text:style-name="T20"> </text:span><text:span text:style-name="T19">class</text:span><text:span text:style-name="T20"> </text:span><text:span text:style-name="T21">scaler</text:span><text:span text:style-name="T22">{</text:span></text:p>
          </draw:text-box>
        </draw:frame>
        <draw:frame draw:style-name="gr55" draw:layer="layout" svg:width="9.377cm" svg:height="0.762cm" svg:x="1.249cm" svg:y="1.954cm">
          <draw:text-box>
            <text:p text:style-name="P1"><text:span text:style-name="T20"><text:s text:c="4"/></text:span><text:span text:style-name="T19">public</text:span><text:span text:style-name="T20"> </text:span><text:span text:style-name="T19">static</text:span><text:span text:style-name="T20"> </text:span><text:span text:style-name="T23">double</text:span><text:span text:style-name="T20"> </text:span><text:span text:style-name="T24">max</text:span><text:span text:style-name="T22">(</text:span><text:span text:style-name="T23">double</text:span><text:span text:style-name="T22">[]</text:span><text:span text:style-name="T20"> a</text:span><text:span text:style-name="T22">){</text:span></text:p>
          </draw:text-box>
        </draw:frame>
        <draw:frame draw:style-name="gr56" draw:layer="layout" svg:width="10.519cm" svg:height="0.762cm" svg:x="1.249cm" svg:y="2.406cm">
          <draw:text-box>
            <text:p text:style-name="P1"><text:span text:style-name="T20"><text:s text:c="8"/></text:span><text:span text:style-name="T23">double</text:span><text:span text:style-name="T20"> max </text:span><text:span text:style-name="T22">=</text:span><text:span text:style-name="T20"> Double</text:span><text:span text:style-name="T22">.</text:span><text:span text:style-name="T25">NEGATIVE_INFINITY</text:span><text:span text:style-name="T22">;</text:span></text:p>
          </draw:text-box>
        </draw:frame>
        <draw:frame draw:style-name="gr57" draw:layer="layout" svg:width="10.065cm" svg:height="0.762cm" svg:x="1.249cm" svg:y="2.858cm">
          <draw:text-box>
            <text:p text:style-name="P1"><text:span text:style-name="T20"><text:s text:c="8"/></text:span><text:span text:style-name="T19">for</text:span><text:span text:style-name="T20"> </text:span><text:span text:style-name="T22">(</text:span><text:span text:style-name="T23">int</text:span><text:span text:style-name="T20"> i </text:span><text:span text:style-name="T22">=</text:span><text:span text:style-name="T20"> </text:span><text:span text:style-name="T22">0;</text:span><text:span text:style-name="T20"> i </text:span><text:span text:style-name="T22">&lt;</text:span><text:span text:style-name="T20"> a</text:span><text:span text:style-name="T22">.</text:span><text:span text:style-name="T25">length</text:span><text:span text:style-name="T22">;</text:span><text:span text:style-name="T20"> i</text:span><text:span text:style-name="T22">++)</text:span><text:span text:style-name="T20"> </text:span><text:span text:style-name="T22">{</text:span></text:p>
          </draw:text-box>
        </draw:frame>
        <draw:frame draw:style-name="gr58" draw:layer="layout" svg:width="8.692cm" svg:height="0.762cm" svg:x="1.249cm" svg:y="3.31cm">
          <draw:text-box>
            <text:p text:style-name="P1"><text:span text:style-name="T20"><text:s text:c="12"/></text:span><text:span text:style-name="T19">if</text:span><text:span text:style-name="T22">(</text:span><text:span text:style-name="T20">a</text:span><text:span text:style-name="T22">[</text:span><text:span text:style-name="T20">i</text:span><text:span text:style-name="T22">]</text:span><text:span text:style-name="T20"> </text:span><text:span text:style-name="T22">&gt;</text:span><text:span text:style-name="T20"> max</text:span><text:span text:style-name="T22">)</text:span><text:span text:style-name="T20"> max </text:span><text:span text:style-name="T22">=</text:span><text:span text:style-name="T20"> a</text:span><text:span text:style-name="T22">[</text:span><text:span text:style-name="T20">i</text:span><text:span text:style-name="T22">];</text:span></text:p>
          </draw:text-box>
        </draw:frame>
        <draw:frame draw:style-name="gr49" draw:layer="layout" svg:width="2.06cm" svg:height="0.762cm" svg:x="1.249cm" svg:y="3.762cm">
          <draw:text-box>
            <text:p text:style-name="P1"><text:span text:style-name="T20"><text:s text:c="8"/></text:span><text:span text:style-name="T22">}</text:span></text:p>
          </draw:text-box>
        </draw:frame>
        <draw:frame draw:style-name="gr59" draw:layer="layout" svg:width="4.346cm" svg:height="0.762cm" svg:x="1.249cm" svg:y="4.214cm">
          <draw:text-box>
            <text:p text:style-name="P1"><text:span text:style-name="T20"><text:s text:c="8"/></text:span><text:span text:style-name="T19">return</text:span><text:span text:style-name="T20"> max</text:span><text:span text:style-name="T22">;</text:span></text:p>
          </draw:text-box>
        </draw:frame>
        <draw:frame draw:style-name="gr44" draw:layer="layout" svg:width="1.145cm" svg:height="0.762cm" svg:x="1.249cm" svg:y="4.666cm">
          <draw:text-box>
            <text:p text:style-name="P1"><text:span text:style-name="T20"><text:s text:c="4"/></text:span><text:span text:style-name="T22">}</text:span></text:p>
          </draw:text-box>
        </draw:frame>
        <draw:frame draw:style-name="gr55" draw:layer="layout" svg:width="9.377cm" svg:height="0.762cm" svg:x="1.249cm" svg:y="5.571cm">
          <draw:text-box>
            <text:p text:style-name="P1"><text:span text:style-name="T20"><text:s text:c="4"/></text:span><text:span text:style-name="T19">public</text:span><text:span text:style-name="T20"> </text:span><text:span text:style-name="T19">static</text:span><text:span text:style-name="T20"> </text:span><text:span text:style-name="T23">double</text:span><text:span text:style-name="T20"> </text:span><text:span text:style-name="T24">min</text:span><text:span text:style-name="T22">(</text:span><text:span text:style-name="T23">double</text:span><text:span text:style-name="T22">[]</text:span><text:span text:style-name="T20"> a</text:span><text:span text:style-name="T22">){</text:span></text:p>
          </draw:text-box>
        </draw:frame>
        <draw:frame draw:style-name="gr56" draw:layer="layout" svg:width="10.519cm" svg:height="0.762cm" svg:x="1.249cm" svg:y="6.023cm">
          <draw:text-box>
            <text:p text:style-name="P1"><text:span text:style-name="T20"><text:s text:c="8"/></text:span><text:span text:style-name="T23">double</text:span><text:span text:style-name="T20"> min </text:span><text:span text:style-name="T22">=</text:span><text:span text:style-name="T20"> Double</text:span><text:span text:style-name="T22">.</text:span><text:span text:style-name="T25">POSITIVE_INFINITY</text:span><text:span text:style-name="T22">;</text:span></text:p>
          </draw:text-box>
        </draw:frame>
        <draw:frame draw:style-name="gr57" draw:layer="layout" svg:width="10.065cm" svg:height="0.762cm" svg:x="1.249cm" svg:y="6.475cm">
          <draw:text-box>
            <text:p text:style-name="P1"><text:span text:style-name="T20"><text:s text:c="8"/></text:span><text:span text:style-name="T19">for</text:span><text:span text:style-name="T20"> </text:span><text:span text:style-name="T22">(</text:span><text:span text:style-name="T23">int</text:span><text:span text:style-name="T20"> i </text:span><text:span text:style-name="T22">=</text:span><text:span text:style-name="T20"> </text:span><text:span text:style-name="T22">0;</text:span><text:span text:style-name="T20"> i </text:span><text:span text:style-name="T22">&lt;</text:span><text:span text:style-name="T20"> a</text:span><text:span text:style-name="T22">.</text:span><text:span text:style-name="T25">length</text:span><text:span text:style-name="T22">;</text:span><text:span text:style-name="T20"> i</text:span><text:span text:style-name="T22">++)</text:span><text:span text:style-name="T20"> </text:span><text:span text:style-name="T22">{</text:span></text:p>
          </draw:text-box>
        </draw:frame>
        <draw:frame draw:style-name="gr58" draw:layer="layout" svg:width="8.692cm" svg:height="0.762cm" svg:x="1.249cm" svg:y="6.927cm">
          <draw:text-box>
            <text:p text:style-name="P1"><text:span text:style-name="T20"><text:s text:c="12"/></text:span><text:span text:style-name="T19">if</text:span><text:span text:style-name="T22">(</text:span><text:span text:style-name="T20">a</text:span><text:span text:style-name="T22">[</text:span><text:span text:style-name="T20">i</text:span><text:span text:style-name="T22">]</text:span><text:span text:style-name="T20"> </text:span><text:span text:style-name="T22">&lt;</text:span><text:span text:style-name="T20"> min</text:span><text:span text:style-name="T22">)</text:span><text:span text:style-name="T20"> min </text:span><text:span text:style-name="T22">=</text:span><text:span text:style-name="T20"> a</text:span><text:span text:style-name="T22">[</text:span><text:span text:style-name="T20">i</text:span><text:span text:style-name="T22">];</text:span></text:p>
          </draw:text-box>
        </draw:frame>
        <draw:frame draw:style-name="gr49" draw:layer="layout" svg:width="2.06cm" svg:height="0.762cm" svg:x="1.249cm" svg:y="7.379cm">
          <draw:text-box>
            <text:p text:style-name="P1"><text:span text:style-name="T20"><text:s text:c="8"/></text:span><text:span text:style-name="T22">}</text:span></text:p>
          </draw:text-box>
        </draw:frame>
        <draw:frame draw:style-name="gr59" draw:layer="layout" svg:width="4.346cm" svg:height="0.762cm" svg:x="1.249cm" svg:y="7.831cm">
          <draw:text-box>
            <text:p text:style-name="P1"><text:span text:style-name="T20"><text:s text:c="8"/></text:span><text:span text:style-name="T19">return</text:span><text:span text:style-name="T20"> min</text:span><text:span text:style-name="T22">;</text:span></text:p>
          </draw:text-box>
        </draw:frame>
        <draw:frame draw:style-name="gr44" draw:layer="layout" svg:width="1.145cm" svg:height="0.762cm" svg:x="1.249cm" svg:y="8.283cm">
          <draw:text-box>
            <text:p text:style-name="P1"><text:span text:style-name="T20"><text:s text:c="4"/></text:span><text:span text:style-name="T22">}</text:span></text:p>
          </draw:text-box>
        </draw:frame>
        <draw:frame draw:style-name="gr60" draw:layer="layout" svg:width="10.52cm" svg:height="0.762cm" svg:x="1.249cm" svg:y="9.187cm">
          <draw:text-box>
            <text:p text:style-name="P1"><text:span text:style-name="T20"><text:s text:c="4"/></text:span><text:span text:style-name="T19">public</text:span><text:span text:style-name="T20"> </text:span><text:span text:style-name="T19">static</text:span><text:span text:style-name="T20"> </text:span><text:span text:style-name="T23">double</text:span><text:span text:style-name="T22">[]</text:span><text:span text:style-name="T20"> </text:span><text:span text:style-name="T24">scaler</text:span><text:span text:style-name="T22">(</text:span><text:span text:style-name="T23">double</text:span><text:span text:style-name="T22">[]</text:span><text:span text:style-name="T20"> a</text:span><text:span text:style-name="T22">){</text:span></text:p>
          </draw:text-box>
        </draw:frame>
        <draw:frame draw:style-name="gr61" draw:layer="layout" svg:width="7.318cm" svg:height="0.762cm" svg:x="1.249cm" svg:y="9.639cm">
          <draw:text-box>
            <text:p text:style-name="P1"><text:span text:style-name="T20"><text:s text:c="8"/></text:span><text:span text:style-name="T23">double</text:span><text:span text:style-name="T20"> minimum </text:span><text:span text:style-name="T22">=</text:span><text:span text:style-name="T20"> min</text:span><text:span text:style-name="T22">(</text:span><text:span text:style-name="T20">a</text:span><text:span text:style-name="T22">);</text:span></text:p>
          </draw:text-box>
        </draw:frame>
        <draw:frame draw:style-name="gr61" draw:layer="layout" svg:width="7.318cm" svg:height="0.762cm" svg:x="1.249cm" svg:y="10.091cm">
          <draw:text-box>
            <text:p text:style-name="P1"><text:span text:style-name="T20"><text:s text:c="8"/></text:span><text:span text:style-name="T23">double</text:span><text:span text:style-name="T20"> maximum </text:span><text:span text:style-name="T22">=</text:span><text:span text:style-name="T20"> max</text:span><text:span text:style-name="T22">(</text:span><text:span text:style-name="T20">a</text:span><text:span text:style-name="T22">);</text:span></text:p>
          </draw:text-box>
        </draw:frame>
        <draw:frame draw:style-name="gr56" draw:layer="layout" svg:width="10.519cm" svg:height="0.762cm" svg:x="1.249cm" svg:y="10.543cm">
          <draw:text-box>
            <text:p text:style-name="P1"><text:span text:style-name="T20"><text:s text:c="8"/></text:span><text:span text:style-name="T23">double</text:span><text:span text:style-name="T20"> difference </text:span><text:span text:style-name="T22">=</text:span><text:span text:style-name="T20"> maximum </text:span><text:span text:style-name="T22">-</text:span><text:span text:style-name="T20"> minimum</text:span><text:span text:style-name="T22">;</text:span></text:p>
          </draw:text-box>
        </draw:frame>
        <draw:frame draw:style-name="gr57" draw:layer="layout" svg:width="10.065cm" svg:height="0.762cm" svg:x="1.249cm" svg:y="11.447cm">
          <draw:text-box>
            <text:p text:style-name="P1"><text:span text:style-name="T20"><text:s text:c="8"/></text:span><text:span text:style-name="T19">for</text:span><text:span text:style-name="T20"> </text:span><text:span text:style-name="T22">(</text:span><text:span text:style-name="T23">int</text:span><text:span text:style-name="T20"> i </text:span><text:span text:style-name="T22">=</text:span><text:span text:style-name="T20"> </text:span><text:span text:style-name="T22">0;</text:span><text:span text:style-name="T20"> i </text:span><text:span text:style-name="T22">&lt;</text:span><text:span text:style-name="T20"> a</text:span><text:span text:style-name="T22">.</text:span><text:span text:style-name="T25">length</text:span><text:span text:style-name="T22">;</text:span><text:span text:style-name="T20"> i</text:span><text:span text:style-name="T22">++)</text:span><text:span text:style-name="T20"> </text:span><text:span text:style-name="T22">{</text:span></text:p>
          </draw:text-box>
        </draw:frame>
        <draw:frame draw:style-name="gr62" draw:layer="layout" svg:width="10.293cm" svg:height="0.762cm" svg:x="1.249cm" svg:y="11.899cm">
          <draw:text-box>
            <text:p text:style-name="P1"><text:span text:style-name="T20"><text:s text:c="12"/></text:span><text:span text:style-name="T20">a</text:span><text:span text:style-name="T22">[</text:span><text:span text:style-name="T20">i</text:span><text:span text:style-name="T22">]</text:span><text:span text:style-name="T20"> </text:span><text:span text:style-name="T22">=</text:span><text:span text:style-name="T20"> </text:span><text:span text:style-name="T22">(</text:span><text:span text:style-name="T20">a</text:span><text:span text:style-name="T22">[</text:span><text:span text:style-name="T20">i</text:span><text:span text:style-name="T22">]-</text:span><text:span text:style-name="T20">minimum</text:span><text:span text:style-name="T22">)/</text:span><text:span text:style-name="T20">difference</text:span><text:span text:style-name="T22">;</text:span></text:p>
          </draw:text-box>
        </draw:frame>
        <draw:frame draw:style-name="gr49" draw:layer="layout" svg:width="2.06cm" svg:height="0.762cm" svg:x="1.249cm" svg:y="12.352cm">
          <draw:text-box>
            <text:p text:style-name="P1"><text:span text:style-name="T20"><text:s text:c="8"/></text:span><text:span text:style-name="T22">}</text:span></text:p>
          </draw:text-box>
        </draw:frame>
        <draw:frame draw:style-name="gr63" draw:layer="layout" svg:width="3.889cm" svg:height="0.762cm" svg:x="1.249cm" svg:y="12.804cm">
          <draw:text-box>
            <text:p text:style-name="P1"><text:span text:style-name="T20"><text:s text:c="8"/></text:span><text:span text:style-name="T19">return</text:span><text:span text:style-name="T20"> a</text:span><text:span text:style-name="T22">;</text:span></text:p>
          </draw:text-box>
        </draw:frame>
        <draw:frame draw:style-name="gr44" draw:layer="layout" svg:width="1.145cm" svg:height="0.762cm" svg:x="1.249cm" svg:y="13.256cm">
          <draw:text-box>
            <text:p text:style-name="P1"><text:span text:style-name="T20"><text:s text:c="4"/></text:span><text:span text:style-name="T22">}</text:span></text:p>
          </draw:text-box>
        </draw:frame>
        <draw:frame draw:style-name="gr45" draw:layer="layout" svg:width="10.063cm" svg:height="0.762cm" svg:x="1.249cm" svg:y="14.16cm">
          <draw:text-box>
            <text:p text:style-name="P1"><text:span text:style-name="T20"><text:s text:c="4"/></text:span><text:span text:style-name="T19">public</text:span><text:span text:style-name="T20"> </text:span><text:span text:style-name="T19">static</text:span><text:span text:style-name="T20"> </text:span><text:span text:style-name="T23">void</text:span><text:span text:style-name="T20"> </text:span><text:span text:style-name="T24">main</text:span><text:span text:style-name="T22">(</text:span><text:span text:style-name="T20">String</text:span><text:span text:style-name="T22">[]</text:span><text:span text:style-name="T20"> args</text:span><text:span text:style-name="T22">)</text:span><text:span text:style-name="T20"> </text:span><text:span text:style-name="T22">{</text:span></text:p>
          </draw:text-box>
        </draw:frame>
        <draw:frame draw:style-name="gr64" draw:layer="layout" svg:width="13.493cm" svg:height="0.762cm" svg:x="1.249cm" svg:y="14.612cm">
          <draw:text-box>
            <text:p text:style-name="P1"><text:span text:style-name="T20"><text:s text:c="8"/></text:span><text:span text:style-name="T23">double</text:span><text:span text:style-name="T22">[]</text:span><text:span text:style-name="T20"> a </text:span><text:span text:style-name="T22">=</text:span><text:span text:style-name="T20"> </text:span><text:span text:style-name="T19">new</text:span><text:span text:style-name="T20"> </text:span><text:span text:style-name="T23">double</text:span><text:span text:style-name="T22">[(</text:span><text:span text:style-name="T23">int</text:span><text:span text:style-name="T22">)</text:span><text:span text:style-name="T20"> </text:span><text:span text:style-name="T22">(</text:span><text:span text:style-name="T20">Math</text:span><text:span text:style-name="T22">.</text:span><text:span text:style-name="T25">random</text:span><text:span text:style-name="T22">()*100)];</text:span></text:p>
          </draw:text-box>
        </draw:frame>
        <draw:frame draw:style-name="gr65" draw:layer="layout" svg:width="1.831cm" svg:height="0.762cm" svg:x="1.249cm" svg:y="15.064cm">
          <draw:text-box>
            <text:p text:style-name="P1"><text:span text:style-name="T20"><text:s text:c="8"/></text:span></text:p>
          </draw:text-box>
        </draw:frame>
        <draw:frame draw:style-name="gr66" draw:layer="layout" svg:width="9.837cm" svg:height="0.762cm" svg:x="1.249cm" svg:y="15.516cm">
          <draw:text-box>
            <text:p text:style-name="P1"><text:span text:style-name="T20"><text:s text:c="8"/></text:span><text:span text:style-name="T19">for</text:span><text:span text:style-name="T20"> </text:span><text:span text:style-name="T22">(</text:span><text:span text:style-name="T23">int</text:span><text:span text:style-name="T20"> i </text:span><text:span text:style-name="T22">=</text:span><text:span text:style-name="T20"> </text:span><text:span text:style-name="T22">0;</text:span><text:span text:style-name="T20"> i </text:span><text:span text:style-name="T22">&lt;</text:span><text:span text:style-name="T20"> a</text:span><text:span text:style-name="T22">.</text:span><text:span text:style-name="T25">length</text:span><text:span text:style-name="T22">;</text:span><text:span text:style-name="T20">i</text:span><text:span text:style-name="T22">++)</text:span><text:span text:style-name="T20"> </text:span><text:span text:style-name="T22">{</text:span></text:p>
          </draw:text-box>
        </draw:frame>
        <draw:frame draw:style-name="gr46" draw:layer="layout" svg:width="8.92cm" svg:height="0.762cm" svg:x="1.249cm" svg:y="15.968cm">
          <draw:text-box>
            <text:p text:style-name="P1"><text:span text:style-name="T20"><text:s text:c="12"/></text:span><text:span text:style-name="T20">a</text:span><text:span text:style-name="T22">[</text:span><text:span text:style-name="T20">i</text:span><text:span text:style-name="T22">]</text:span><text:span text:style-name="T20"> </text:span><text:span text:style-name="T22">=</text:span><text:span text:style-name="T20"> Math</text:span><text:span text:style-name="T22">.</text:span><text:span text:style-name="T25">random</text:span><text:span text:style-name="T22">()*100.0;</text:span></text:p>
          </draw:text-box>
        </draw:frame>
        <draw:frame draw:style-name="gr49" draw:layer="layout" svg:width="2.06cm" svg:height="0.762cm" svg:x="1.249cm" svg:y="16.42cm">
          <draw:text-box>
            <text:p text:style-name="P1"><text:span text:style-name="T20"><text:s text:c="8"/></text:span><text:span text:style-name="T22">}</text:span></text:p>
          </draw:text-box>
        </draw:frame>
        <draw:frame draw:style-name="gr65" draw:layer="layout" svg:width="1.831cm" svg:height="0.762cm" svg:x="1.249cm" svg:y="16.872cm">
          <draw:text-box>
            <text:p text:style-name="P1"><text:span text:style-name="T20"><text:s text:c="8"/></text:span></text:p>
          </draw:text-box>
        </draw:frame>
        <draw:frame draw:style-name="gr67" draw:layer="layout" svg:width="5.032cm" svg:height="0.762cm" svg:x="1.249cm" svg:y="17.324cm">
          <draw:text-box>
            <text:p text:style-name="P1"><text:span text:style-name="T20"><text:s text:c="8"/></text:span><text:span text:style-name="T20">a </text:span><text:span text:style-name="T22">=</text:span><text:span text:style-name="T20"> scaler</text:span><text:span text:style-name="T22">(</text:span><text:span text:style-name="T20">a</text:span><text:span text:style-name="T22">);</text:span></text:p>
          </draw:text-box>
        </draw:frame>
        <draw:frame draw:style-name="gr57" draw:layer="layout" svg:width="10.065cm" svg:height="0.762cm" svg:x="1.249cm" svg:y="17.776cm">
          <draw:text-box>
            <text:p text:style-name="P1"><text:span text:style-name="T20"><text:s text:c="8"/></text:span><text:span text:style-name="T19">for</text:span><text:span text:style-name="T20"> </text:span><text:span text:style-name="T22">(</text:span><text:span text:style-name="T23">int</text:span><text:span text:style-name="T20"> i </text:span><text:span text:style-name="T22">=</text:span><text:span text:style-name="T20"> </text:span><text:span text:style-name="T22">0;</text:span><text:span text:style-name="T20"> i </text:span><text:span text:style-name="T22">&lt;</text:span><text:span text:style-name="T20"> a</text:span><text:span text:style-name="T22">.</text:span><text:span text:style-name="T25">length</text:span><text:span text:style-name="T22">;</text:span><text:span text:style-name="T20"> i</text:span><text:span text:style-name="T22">++)</text:span><text:span text:style-name="T20"> </text:span><text:span text:style-name="T22">{</text:span></text:p>
          </draw:text-box>
        </draw:frame>
        <draw:frame draw:style-name="gr68" draw:layer="layout" svg:width="8.463cm" svg:height="0.762cm" svg:x="1.249cm" svg:y="18.228cm">
          <draw:text-box>
            <text:p text:style-name="P1"><text:span text:style-name="T20"><text:s text:c="12"/></text:span><text:span text:style-name="T20">System</text:span><text:span text:style-name="T22">.</text:span><text:span text:style-name="T25">out</text:span><text:span text:style-name="T22">.</text:span><text:span text:style-name="T25">println</text:span><text:span text:style-name="T22">(</text:span><text:span text:style-name="T20">a</text:span><text:span text:style-name="T22">[</text:span><text:span text:style-name="T20">i</text:span><text:span text:style-name="T22">]);</text:span></text:p>
          </draw:text-box>
        </draw:frame>
        <draw:frame draw:style-name="gr49" draw:layer="layout" svg:width="2.06cm" svg:height="0.762cm" svg:x="1.249cm" svg:y="18.68cm">
          <draw:text-box>
            <text:p text:style-name="P1"><text:span text:style-name="T20"><text:s text:c="8"/></text:span><text:span text:style-name="T22">}</text:span></text:p>
          </draw:text-box>
        </draw:frame>
        <draw:frame draw:style-name="gr44" draw:layer="layout" svg:width="1.145cm" svg:height="0.762cm" svg:x="1.249cm" svg:y="19.132cm">
          <draw:text-box>
            <text:p text:style-name="P1"><text:span text:style-name="T20"><text:s text:c="4"/></text:span><text:span text:style-name="T22">}</text:span></text:p>
          </draw:text-box>
        </draw:frame>
        <draw:frame draw:style-name="gr51" draw:layer="layout" svg:width="0.231cm" svg:height="0.45cm" svg:x="1.249cm" svg:y="19.966cm">
          <draw:text-box>
            <text:p text:style-name="P1"><text:span text:style-name="T22">}</text:span></text:p>
          </draw:text-box>
        </draw:frame>
        <draw:frame draw:style-name="gr69" draw:layer="layout" svg:width="0.476cm" svg:height="0.762cm" svg:x="1.242cm" svg:y="20.489cm">
          <draw:text-box>
            <text:p text:style-name="P1"><text:span text:style-name="T26">/*</text:span></text:p>
          </draw:text-box>
        </draw:frame>
        <draw:frame draw:style-name="gr70" draw:layer="layout" svg:width="4.269cm" svg:height="0.762cm" svg:x="1.242cm" svg:y="20.941cm">
          <draw:text-box>
            <text:p text:style-name="P1"><text:span text:style-name="T26">0.9096101449099767</text:span></text:p>
          </draw:text-box>
        </draw:frame>
        <draw:frame draw:style-name="gr71" draw:layer="layout" svg:width="4.506cm" svg:height="0.762cm" svg:x="1.242cm" svg:y="21.393cm">
          <draw:text-box>
            <text:p text:style-name="P1"><text:span text:style-name="T26">0.41477251842836194</text:span></text:p>
          </draw:text-box>
        </draw:frame>
        <draw:frame draw:style-name="gr72" draw:layer="layout" svg:width="0.713cm" svg:height="0.762cm" svg:x="1.242cm" svg:y="21.845cm">
          <draw:text-box>
            <text:p text:style-name="P1"><text:span text:style-name="T26">1.0</text:span></text:p>
          </draw:text-box>
        </draw:frame>
        <draw:frame draw:style-name="gr70" draw:layer="layout" svg:width="4.269cm" svg:height="0.762cm" svg:x="1.242cm" svg:y="22.297cm">
          <draw:text-box>
            <text:p text:style-name="P1"><text:span text:style-name="T26">0.8031718280685928</text:span></text:p>
          </draw:text-box>
        </draw:frame>
        <draw:frame draw:style-name="gr70" draw:layer="layout" svg:width="4.269cm" svg:height="0.762cm" svg:x="1.242cm" svg:y="22.749cm">
          <draw:text-box>
            <text:p text:style-name="P1"><text:span text:style-name="T26">0.2791608029802501</text:span></text:p>
          </draw:text-box>
        </draw:frame>
        <draw:frame draw:style-name="gr71" draw:layer="layout" svg:width="4.506cm" svg:height="0.762cm" svg:x="1.242cm" svg:y="23.201cm">
          <draw:text-box>
            <text:p text:style-name="P1"><text:span text:style-name="T26">0.39633486800216056</text:span></text:p>
          </draw:text-box>
        </draw:frame>
        <draw:frame draw:style-name="gr70" draw:layer="layout" svg:width="4.269cm" svg:height="0.762cm" svg:x="1.242cm" svg:y="23.653cm">
          <draw:text-box>
            <text:p text:style-name="P1"><text:span text:style-name="T26">0.5602023627335857</text:span></text:p>
          </draw:text-box>
        </draw:frame>
        <draw:frame draw:style-name="gr72" draw:layer="layout" svg:width="0.713cm" svg:height="0.762cm" svg:x="1.242cm" svg:y="24.105cm">
          <draw:text-box>
            <text:p text:style-name="P1"><text:span text:style-name="T26">0.0</text:span></text:p>
          </draw:text-box>
        </draw:frame>
        <draw:frame draw:style-name="gr70" draw:layer="layout" svg:width="4.269cm" svg:height="0.762cm" svg:x="1.242cm" svg:y="24.557cm">
          <draw:text-box>
            <text:p text:style-name="P1"><text:span text:style-name="T26">[Finished in 1.2s]</text:span></text:p>
          </draw:text-box>
        </draw:frame>
        <draw:frame draw:style-name="gr69" draw:layer="layout" svg:width="0.476cm" svg:height="0.762cm" svg:x="1.242cm" svg:y="25.009cm">
          <draw:text-box>
            <text:p text:style-name="P1"><text:span text:style-name="T26">*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ans1" svg:font-family="DejaVuSans"/>
    <style:font-face style:name="DroidSansMono1" svg:font-family="DroidSansMono"/>
    <style:font-face style:name="DejaVu Sans1" svg:font-family="'DejaVu Sans'" style:font-pitch="variable"/>
    <style:font-face style:name="DejaVuSans" svg:font-family="DejaVuSans" style:font-pitch="variable"/>
    <style:font-face style:name="DroidSansMono" svg:font-family="DroidSansMono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16T10:13:02.422128955</dc:date>
    <dc:creator>Rakel </dc:creator>
    <meta:document-statistic meta:object-count="115"/>
    <meta:generator>LibreOffice/4.2.3.3$Linux_X86_64 LibreOffice_project/420m0$Build-3</meta:generator>
  </office:meta>
</office:document-meta>
</file>